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019" officeooo:paragraph-rsid="001cd019"/>
    </style:style>
    <style:style style:name="P2" style:family="paragraph" style:parent-style-name="Standard">
      <style:text-properties officeooo:rsid="001dfd7a" officeooo:paragraph-rsid="001dfd7a"/>
    </style:style>
    <style:style style:name="P3" style:family="paragraph" style:parent-style-name="Standard">
      <style:text-properties officeooo:rsid="001dfd7a" officeooo:paragraph-rsid="001dfd7a"/>
    </style:style>
    <style:style style:name="P4" style:family="paragraph" style:parent-style-name="Standard">
      <style:text-properties officeooo:rsid="002187b0" officeooo:paragraph-rsid="002187b0"/>
    </style:style>
    <style:style style:name="P5" style:family="paragraph">
      <loext:graphic-properties draw:fill-color="#000000"/>
      <style:paragraph-properties fo:text-align="center"/>
      <style:text-properties fo:font-size="12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officeooo:rsid="001dfd7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dfd7a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dfd7a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officeooo:rsid="001dfd7a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dash" draw:stroke-dash="Long_20_Dash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kalmazott[<text:span text:style-name="T3">DolgozoID</text:span><text:span text:style-name="T1">, </text:span><text:span text:style-name="T7">UzletID</text:span><text:span text:style-name="T1">, Nev, DolgozoEmail</text:span>]</text:p>
      <text:p text:style-name="P1"><draw:line text:anchor-type="paragraph" draw:z-index="0" draw:name="Alakzat1" draw:style-name="gr2" draw:text-style-name="P6" svg:x1="4.397cm" svg:y1="0.007cm" svg:x2="5.72cm" svg:y2="0.007cm"><text:p/></draw:line></text:p>
      <text:p text:style-name="P1">Bolt[<text:span text:style-name="T3">UzletID</text:span><text:span text:style-name="T1">, Iranyitoszam, Varos, Hazszam, Utca, Email, Telefonszam</text:span>]</text:p>
      <text:p text:style-name="P1"/>
      <text:p text:style-name="P1"><draw:line text:anchor-type="paragraph" draw:z-index="1" draw:name="Alakzat2" draw:style-name="gr1" draw:text-style-name="P6" svg:x1="3.708cm" svg:y1="0.476cm" svg:x2="5.144cm" svg:y2="0.476cm"><text:p/></draw:line>Jatekszoftver-Raktar[<text:span text:style-name="T5">RaktarID</text:span><text:span text:style-name="T1">, </text:span><text:span text:style-name="T5">termekID</text:span><text:span text:style-name="T1">, Minoseg</text:span>]</text:p>
      <text:p text:style-name="P1"><draw:line text:anchor-type="paragraph" draw:z-index="2" draw:name="Alakzat3" draw:style-name="gr1" draw:text-style-name="P6" svg:x1="5.465cm" svg:y1="0.027cm" svg:x2="7.015cm" svg:y2="0.018cm"><text:p/></draw:line></text:p>
      <text:p text:style-name="P1"><draw:line text:anchor-type="paragraph" draw:z-index="3" draw:name="Alakzat4" draw:style-name="gr1" draw:text-style-name="P6" svg:x1="2.489cm" svg:y1="0.446cm" svg:x2="4.077cm" svg:y2="0.457cm"><text:p/></draw:line>Jatekplatform[<text:span text:style-name="T5">termekID</text:span><text:span text:style-name="T1">, Platform</text:span>]</text:p>
      <text:p text:style-name="P1"/>
      <text:p text:style-name="P2"><draw:line text:anchor-type="paragraph" draw:z-index="4" draw:name="Alakzat5" draw:style-name="gr1" draw:text-style-name="P6" svg:x1="3.272cm" svg:y1="0.455cm" svg:x2="4.775cm" svg:y2="0.466cm"><text:p/></draw:line>Raktar[<text:span text:style-name="T2">RaktarID</text:span>, <text:span text:style-name="T4">termekID</text:span>, <text:span text:style-name="T4">UzletID</text:span>, ElerhetoDarab]</text:p>
      <text:p text:style-name="P2"><draw:line text:anchor-type="paragraph" draw:z-index="5" draw:name="Alakzat6" draw:style-name="gr1" draw:text-style-name="P6" svg:x1="5.152cm" svg:y1="0.007cm" svg:x2="6.343cm" svg:y2="0.007cm"><text:p/></draw:line></text:p>
      <text:p text:style-name="P2">Jatekszoftver[<text:span text:style-name="T2">termekID</text:span>, Cim, Ar, KorHatar]</text:p>
      <text:p text:style-name="P2"/>
      <text:p text:style-name="P4">Vasarlas[<text:span text:style-name="T10">VasarlasID</text:span><text:span text:style-name="T12">, </text:span><text:span text:style-name="T8">TID, termekID, Darabszam</text:span>]</text:p>
      <text:p text:style-name="P2"><draw:line text:anchor-type="paragraph" draw:z-index="7" draw:name="Alakzat7_0" draw:style-name="gr1" draw:text-style-name="P6" svg:x1="4.804cm" svg:y1="0.018cm" svg:x2="6.127cm" svg:y2="0.018cm"><text:p/></draw:line><draw:line text:anchor-type="paragraph" draw:z-index="8" draw:name="Alakzat7_1" draw:style-name="gr1" draw:text-style-name="P5" svg:x1="3.806cm" svg:y1="0.016cm" svg:x2="4.489cm" svg:y2="0.016cm"><text:p/></draw:line></text:p>
      <text:p text:style-name="P2"><draw:line text:anchor-type="paragraph" draw:z-index="6" draw:name="Alakzat7" draw:style-name="gr1" draw:text-style-name="P6" svg:x1="3.254cm" svg:y1="0.492cm" svg:x2="4.577cm" svg:y2="0.492cm"><text:p/></draw:line>Tranzakciok[<text:span text:style-name="T2">TID</text:span>, <text:span text:style-name="T4">UzletID</text:span>, <text:s/>Datum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7:40:54.948000000</meta:creation-date>
    <dc:date>2020-11-21T00:21:43.945000000</dc:date>
    <meta:editing-duration>PT3M36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8" meta:word-count="31" meta:character-count="372" meta:non-whitespace-character-count="348"/>
  </office:meta>
</office:document-meta>
</file>